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2595*"/>
    </style:style>
    <style:style style:name="Tabela1.B" style:family="table-column">
      <style:table-column-properties style:column-width="5.125in" style:rel-column-width="7380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Tabela1.10" style:family="table-row">
      <style:table-row-properties style:min-row-height="0.8417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3_Zmiana_hasła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Dowolny użytkownik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e zmienić hasło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 w systemie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ikonę "Ustawienia" z paska zakładek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Hasło zostaje zmienione w systemie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Brak zmian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System wyświetla formularz zmiany hasła.</text:p>
            <text:p text:style-name="Table_20_Contents">2.Użytkownik wypełnia formularz zmiany hasła.</text:p>
            <text:p text:style-name="Table_20_Contents">3.Użytkownik klika przycisk "Zatwierdź".</text:p>
            <text:p text:style-name="Table_20_Contents">4.System weryfikuje dane. Weryfikacja przebiega pozytywnie.</text:p>
            <text:p text:style-name="Table_20_Contents">5.System zmienia hasło i wyświtela informację o zmianie hasła zakończonej pomyślnie.</text:p>
          </table:table-cell>
        </table:table-row>
        <table:table-row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7.w.1 System wykrywa, że dane podane w polach Nowe Hasło i Powtórz Nowe Hasło są rożne.</text:p>
            <text:p text:style-name="Table_20_Contents">7.w.2 System wyświtla informację o konieczności podania haseł, które są takie same. Przejście do punktu 1.</text:p>
          </table:table-cell>
        </table:table-row>
        <table:table-row table:style-name="Tabela1.10"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4.w2.1 System wykrywa, że podane przez Użytkownika Hasło nie jest bezpieczne.</text:p>
            <text:p text:style-name="Table_20_Contents">4.w2.2 System wyświtla informację o konieczności podania hasła, które posiada co najmniej 8 znaków, w tym co najmniej jedną wielką literę, </text:p>
            <text:p text:style-name="Table_20_Contents">co najmniej dwie cyfry oraz co najmniej jeden znak specjalny. Przejście do punktu 1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meta:document-statistic meta:table-count="1" meta:image-count="0" meta:object-count="0" meta:page-count="1" meta:paragraph-count="27" meta:word-count="161" meta:character-count="1180"/>
    <dc:date>2019-11-17T08:43:43.24</dc:date>
    <meta:editing-duration>PT1H41M20S</meta:editing-duration>
    <meta:editing-cycles>1</meta:editing-cycles>
    <meta:generator>OpenOffice/4.1.7$Win32 OpenOffice.org_project/417m1$Build-9800</meta:generator>
  </office:meta>
</office:document-meta>
</file>